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60ba"/>
    </style:style>
    <style:style style:name="P2" style:family="paragraph" style:parent-style-name="Standard">
      <style:text-properties officeooo:rsid="000560ba" officeooo:paragraph-rsid="000560ba"/>
    </style:style>
    <style:style style:name="P3" style:family="paragraph" style:parent-style-name="Standard">
      <style:text-properties fo:font-weight="bold" officeooo:rsid="00059cb5" officeooo:paragraph-rsid="00059cb5" style:font-weight-asian="bold" style:font-weight-complex="bold"/>
    </style:style>
    <style:style style:name="T1" style:family="text">
      <style:text-properties officeooo:rsid="00020c42"/>
    </style:style>
    <style:style style:name="T2" style:family="text">
      <style:text-properties officeooo:rsid="0003f8ee"/>
    </style:style>
    <style:style style:name="T3" style:family="text">
      <style:text-properties officeooo:rsid="000560ba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enti<text:span text:style-name="T2">fi</text:span>cation : </text:p>
      <text:p text:style-name="Standard"><text:s/>Nom du cas : <text:span text:style-name="T1">Paiement des </text:span><text:s/>article<text:span text:style-name="T1">s acheté</text:span><text:span text:style-name="T3">s</text:span></text:p>
      <text:p text:style-name="Standard"><text:s/>Objectif : Détaille les étapes permettant au caissier d'en<text:span text:style-name="T1">caisser </text:span><text:span text:style-name="T3">le règlement</text:span>.</text:p>
      <text:p text:style-name="Standard"><text:s/>Acteurs : Caissier, </text:p>
      <text:p text:style-name="Standard"><text:s/>Date : &lt;<text:span text:style-name="T3">18/07/2023</text:span>&gt;</text:p>
      <text:p text:style-name="Standard"><text:s/>Responsables : &lt;vous, cher collègue&gt;</text:p>
      <text:p text:style-name="Standard"><text:s/>Version : 1.0</text:p>
      <text:p text:style-name="Standard"><text:s/>Séquencements :</text:p>
      <text:p text:style-name="Standard"><text:s/>Le cas d'utilisation commence : <text:span text:style-name="T3">Quand Le caissier signale la « fin de vente »</text:span></text:p>
      <text:p text:style-name="Standard"><text:s/>Pré-condition : <text:span text:style-name="T3">Montant d’achat à régler non nul...</text:span></text:p>
      <text:p text:style-name="Standard"><text:s/>Enchaînement nominal</text:p>
      <text:p text:style-name="P1">1 : La caisse a<text:span text:style-name="T3">ffi</text:span>che le total des achats</text:p>
      <text:p text:style-name="P2">2 : <text:span text:style-name="T4">Scénario Alternatif 1</text:span> : <text:span text:style-name="T4">Après 1 </text:span>Le client Paie en liquide</text:p>
      <text:p text:style-name="P2"><text:tab/>2.1 Le caissier saisie le montant donné par le client</text:p>
      <text:p text:style-name="P2"><text:tab/>2.2 La Caisse indique le montant à rendre.</text:p>
      <text:p text:style-name="P2"><text:tab/>2,3 Le Caissier rend le montant indiqué s’il est différent de 0.</text:p>
      <text:p text:style-name="P3"><text:tab/>Poursuive étape 5</text:p>
      <text:p text:style-name="P2">3 Scénario Alternatif 2 : <text:span text:style-name="T4">Après 1</text:span> Le client Paie en chèque.</text:p>
      <text:p text:style-name="P2"><text:tab/>3.1 Le caissier saisie le nom du client.</text:p>
      <text:p text:style-name="P2"><text:tab/>3,2 L’imprimante imprime le chèque.</text:p>
      <text:p text:style-name="P2">4 Scénario Alternatif 3 : <text:span text:style-name="T4">Après 1</text:span> Le client Paie en CB</text:p>
      <text:p text:style-name="P2"><text:tab/>4,1 La caisse communique au T.P.E le montant à régler.</text:p>
      <text:p text:style-name="P2"><text:tab/>4.2 Le TPE identifie la CB.</text:p>
      <text:p text:style-name="P2"><text:tab/>4.3 Le TPE Valide la transaction à la caisse.</text:p>
      <text:p text:style-name="P2">5 <text:s/>La caisse imprime le ticket de caisse.</text:p>
      <text:p text:style-name="P2"><text:tab/>5.1 La caisse stocke le détail du ticket de caisse. </text:p>
      <text:p text:style-name="P2">6 La caisse envoie le détail des article achetés à la gestion de stock.</text:p>
      <text:p text:style-name="Standard"/>
      <text:p text:style-name="Standard"><text:s/>Post-conditions : <text:span text:style-name="T3">La vente est effective : le ticket de caisse est édité et stocké dans le système de caisse La gestion de stock peut mettre à jour ses stock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1:29:38.812000000</meta:creation-date>
    <dc:date>2023-07-18T14:29:44.435000000</dc:date>
    <meta:editing-duration>PT3H4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8" meta:word-count="241" meta:character-count="1326" meta:non-whitespace-character-count="1087"/>
  </office:meta>
</office:document-meta>
</file>